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fo:font-weight="bold" officeooo:rsid="002027df" officeooo:paragraph-rsid="002027df" style:font-weight-asian="bold" style:font-weight-complex="bold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fo:font-weight="normal" officeooo:rsid="002027df" officeooo:paragraph-rsid="002027df" style:font-weight-asian="normal" style:font-weight-complex="normal"/>
    </style:style>
    <style:style style:name="P5" style:family="paragraph" style:parent-style-name="Standard">
      <style:text-properties fo:font-weight="normal" officeooo:rsid="001f76a4" officeooo:paragraph-rsid="00238d2a" style:font-weight-asian="normal" style:font-weight-complex="normal"/>
    </style:style>
    <style:style style:name="P6" style:family="paragraph" style:parent-style-name="Standard">
      <style:text-properties fo:font-weight="bold" officeooo:rsid="002027df" officeooo:paragraph-rsid="002027df" style:font-weight-asian="bold" style:font-weight-complex="bold"/>
    </style:style>
    <style:style style:name="P7" style:family="paragraph" style:parent-style-name="Standard">
      <style:text-properties fo:font-weight="bold" officeooo:rsid="002027df" officeooo:paragraph-rsid="00238d2a" style:font-weight-asian="bold" style:font-weight-complex="bold"/>
    </style:style>
    <style:style style:name="P8" style:family="paragraph" style:parent-style-name="Standard">
      <style:text-properties fo:font-weight="bold" officeooo:rsid="001f76a4" officeooo:paragraph-rsid="00238d2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8d2a" style:font-weight-asian="normal" style:font-weight-complex="normal"/>
    </style:style>
    <style:style style:name="T3" style:family="text">
      <style:text-properties fo:font-style="italic" fo:font-weight="normal" officeooo:rsid="00214432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76a4" style:font-style-asian="italic" style:font-weight-asian="normal" style:font-style-complex="italic" style:font-weight-complex="normal"/>
    </style:style>
    <style:style style:name="T5" style:family="text">
      <style:text-properties officeooo:rsid="002027df"/>
    </style:style>
    <style:style style:name="T6" style:family="text">
      <style:text-properties officeooo:rsid="00238d2a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5">5</text:span>L<text:span text:style-name="T5">9</text:span> German</text:p>
      <text:p text:style-name="P3"/>
      <text:p text:style-name="P3"/>
      <text:p text:style-name="P2">Es gibt (there is, there are) / Haben (possession)</text:p>
      <text:p text:style-name="P2"/>
      <text:p text:style-name="P2"><text:tab/>There are students.<text:tab/><text:tab/><text:tab/><text:tab/><text:span text:style-name="T1">Es gibt Sch[u]ler.</text:span></text:p>
      <text:p text:style-name="P2"><text:tab/>There is a pencil.<text:tab/><text:tab/><text:tab/><text:tab/><text:span text:style-name="T1">Es gibt einen Bleistift.</text:span></text:p>
      <text:p text:style-name="P2"><text:tab/>There is a notebook.<text:tab/><text:tab/><text:tab/><text:tab/><text:span text:style-name="T1">Es gibt ein Heft.</text:span></text:p>
      <text:p text:style-name="P2"><text:tab/>We have German class.<text:tab/><text:tab/><text:tab/><text:span text:style-name="T1">Wir haben Deutsch.</text:span></text:p>
      <text:p text:style-name="P2"><text:tab/>Is there a pen in the backpack?<text:tab/><text:tab/><text:span text:style-name="T1">Gibt es einen Kuli im Rucksack?</text:span></text:p>
      <text:p text:style-name="P2"><text:tab/>Is there sun today?<text:tab/><text:tab/><text:tab/><text:tab/><text:span text:style-name="T1">Gibt es Sonne heute?</text:span></text:p>
      <text:p text:style-name="P2"><text:tab/>She has math today.<text:tab/><text:tab/><text:tab/><text:tab/><text:span text:style-name="T1">Sie hat heute Mathe.</text:span></text:p>
      <text:p text:style-name="P2"><text:tab/>He has French.<text:tab/><text:tab/><text:tab/><text:tab/><text:span text:style-name="T1">Er hat Franz[o]sisch.</text:span></text:p>
      <text:p text:style-name="P2"><text:tab/>Max, do you have gym?<text:tab/><text:tab/><text:tab/><text:span text:style-name="T1">Max, hast du Sport/Tumen?</text:span></text:p>
      <text:p text:style-name="P2"><text:tab/>Mr. Meyer, do you have a computer?<text:tab/><text:span text:style-name="T1">Herr Meyer, haben Sie einen Computer?</text:span></text:p>
      <text:p text:style-name="P4"/>
      <text:p text:style-name="P2"><text:span text:style-name="T1"><text:tab/><text:tab/><text:tab/><text:tab/><text:tab/><text:tab/><text:tab/></text:span><text:span text:style-name="T3">Subject +Verb + direct object</text:span></text:p>
      <text:p text:style-name="P2"/>
      <text:p text:style-name="P2"><text:tab/><text:span text:style-name="T6">Statement</text:span></text:p>
      <text:p text:style-name="P2"/>
      <text:p text:style-name="P2"><text:tab/><text:tab/><text:span text:style-name="T6">There are<text:tab/><text:tab/></text:span><text:span text:style-name="T2">Es gibt</text:span></text:p>
      <text:p text:style-name="P2"><text:tab/><text:tab/><text:span text:style-name="T6">There is a<text:tab/><text:tab/></text:span><text:span text:style-name="T2">Es gibt einen / Es gibt ein</text:span></text:p>
      <text:p text:style-name="P2"><text:span text:style-name="T2"/></text:p>
      <text:p text:style-name="P2"><text:span text:style-name="T2"><text:tab/></text:span><text:span text:style-name="T6">..</text:span></text:p>
      <text:p text:style-name="P2"/>
      <text:p text:style-name="P2"><text:tab/><text:span text:style-name="T6">Question</text:span></text:p>
      <text:p text:style-name="P2"/>
      <text:p text:style-name="P2"><text:tab/><text:tab/><text:span text:style-name="T6">Are there<text:tab/><text:tab/></text:span><text:span text:style-name="T2">Gibt es</text:span></text:p>
      <text:p text:style-name="P2"><text:tab/><text:tab/><text:span text:style-name="T6">Is there a<text:tab/><text:tab/></text:span><text:span text:style-name="T2">Gibt es einen / Gibt es ein</text:span></text:p>
      <text:p text:style-name="P2"/>
      <text:p text:style-name="P2"><text:tab/>..</text:p>
      <text:p text:style-name="P2"/>
      <text:p text:style-name="P2"><text:tab/><text:span text:style-name="T6">Has</text:span></text:p>
      <text:p text:style-name="P2"/>
      <text:p text:style-name="P2"><text:tab/><text:tab/><text:span text:style-name="T6">'Has' is an irregular verb! Remember the irregular verb endings!</text:span></text:p>
      <text:p text:style-name="P2"/>
      <text:p text:style-name="P7"><text:tab/><text:tab/><text:span text:style-name="T4">mod.<text:tab/>stem<text:tab/>mod.<text:tab/>stem</text:span></text:p>
      <text:p text:style-name="P5"><text:tab/><text:tab/>ich<text:tab/><text:span text:style-name="T7">habe<text:tab/></text:span>wir<text:tab/><text:span text:style-name="T7">haben</text:span></text:p>
      <text:p text:style-name="P5"/>
      <text:p text:style-name="P5"><text:tab/><text:tab/>du<text:tab/><text:span text:style-name="T7">hast<text:tab/></text:span>ihr<text:tab/><text:span text:style-name="T7">habt</text:span></text:p>
      <text:p text:style-name="P8"><text:tab/></text:p>
      <text:p text:style-name="P5"><text:tab/><text:tab/>er<text:tab/><text:span text:style-name="T7">hat</text:span><text:tab/>sie<text:tab/><text:span text:style-name="T7">haben</text:span></text:p>
      <text:p text:style-name="P5"><text:tab/><text:tab/>sie<text:tab/>...<text:span text:style-name="T7"><text:tab/></text:span>Sie<text:tab/>...</text:p>
      <text:p text:style-name="P5"><text:tab/><text:tab/>es<text:tab/></text:p>
      <text:p text:style-name="P2"/>
      <text:p text:style-name="P2"><text:tab/>..</text:p>
      <text:p text:style-name="P2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6:05:31.774432082</meta:creation-date>
    <meta:editing-duration>PT8M32S</meta:editing-duration>
    <meta:editing-cycles>2</meta:editing-cycles>
    <meta:generator>LibreOffice/4.4.7.2$Linux_X86_64 LibreOffice_project/40$Build-2</meta:generator>
    <dc:date>2016-01-23T16:14:04.369566963</dc:date>
    <meta:document-statistic meta:table-count="0" meta:image-count="0" meta:object-count="0" meta:page-count="1" meta:paragraph-count="32" meta:word-count="168" meta:character-count="909" meta:non-whitespace-character-count="698"/>
  </office:meta>
</office:document-meta>
</file>